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Helper.replace( String value , Properties properti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pertyHelper.getProperty( String key , Properties propert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